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0300000335507F6B9FE28D4859.jpg" manifest:media-type="image/jpeg"/>
  <manifest:file-entry manifest:full-path="Pictures/1000000000000603000003350053718B26B6DA6A.jpg" manifest:media-type="image/jpeg"/>
  <manifest:file-entry manifest:full-path="Pictures/1000000000000603000003356320BA24C309BC47.jpg" manifest:media-type="image/jpeg"/>
  <manifest:file-entry manifest:full-path="Pictures/100000000000056C0000040EA594E47592AD7C38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solid" svg:stroke-width="0.02cm" svg:stroke-color="#000000" draw:marker-start-width="0.26cm" draw:marker-end-width="0.26cm" draw:fill="none" draw:textarea-vertical-align="middle" draw:color-mode="standard" draw:luminance="0%" draw:contrast="0%" draw:gamma="100%" draw:red="0%" draw:green="0%" draw:blue="0%" fo:clip="rect(3.056cm, 0cm, 0cm, 9.504cm)" draw:image-opacity="100%" style:mirror="non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0.286cm, 25.931cm, 3.503cm, 8.998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0.287cm, 7.931cm, 3.503cm, 26.999cm)" draw:image-opacity="100%" style:mirror="none"/>
    </style:style>
    <style:style style:name="gr4" style:family="graphic" style:parent-style-name="standard">
      <style:graphic-properties svg:stroke-width="0.08cm" svg:stroke-color="#ff0000" draw:marker-start-width="0.44cm" draw:marker-end-width="0.44cm" draw:fill="none" draw:textarea-horizontal-align="justify" draw:textarea-vertical-align="middle" draw:auto-grow-height="false" fo:min-height="3.564cm" fo:min-width="5.114cm" fo:padding-top="0.165cm" fo:padding-bottom="0.165cm" fo:padding-left="0.29cm" fo:padding-right="0.29cm"/>
    </style:style>
    <style:style style:name="gr5" style:family="graphic" style:parent-style-name="objectwithoutfill">
      <style:graphic-properties draw:stroke="dash" draw:stroke-dash="Ultrafine_20_Dashed" svg:stroke-width="0.04cm" draw:marker-start-width="0.32cm" draw:marker-end-width="0.32cm" draw:fill="none" draw:textarea-vertical-align="middle" fo:padding-top="0.145cm" fo:padding-bottom="0.145cm" fo:padding-left="0.27cm" fo:padding-right="0.27cm"/>
    </style:style>
    <style:style style:name="gr6" style:family="graphic" style:parent-style-name="Objeto_20_sin_20_relleno_20_ni_20_línea">
      <style:graphic-properties draw:stroke="solid" svg:stroke-width="0.02cm" svg:stroke-color="#000000" draw:marker-start-width="0.26cm" draw:marker-end-width="0.26cm" draw:fill="none" draw:textarea-vertical-align="middle" draw:color-mode="standard" draw:luminance="0%" draw:contrast="0%" draw:gamma="100%" draw:red="0%" draw:green="0%" draw:blue="0%" fo:clip="rect(3.324cm, 21.859cm, 3.195cm, 5.353cm)" draw:image-opacity="100%" style:mirror="none"/>
    </style:style>
    <style:style style:name="gr7" style:family="graphic" style:parent-style-name="standard">
      <style:graphic-properties svg:stroke-width="0.08cm" svg:stroke-color="#ff0000" draw:marker-start-width="0.45cm" draw:marker-end-width="0.45cm" draw:fill="none" draw:textarea-horizontal-align="justify" draw:textarea-vertical-align="middle" draw:auto-grow-height="false" fo:min-height="0.412cm" fo:min-width="1.606cm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cm" svg:stroke-color="#ff0000" draw:marker-start-width="0.44cm" draw:marker-end="Arrow" draw:marker-end-width="0.4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cm" svg:stroke-color="#ff0000" draw:marker-start-width="0.44cm" draw:marker-end="Arrow" draw:marker-end-width="0.32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width="0.035cm" draw:stroke-linejoin="miter" draw:fill="solid" draw:fill-color="#ffffff"/>
    </style:style>
    <style:style style:name="gr11" style:family="graphic" style:parent-style-name="standard">
      <style:graphic-properties draw:stroke="none" svg:stroke-width="0.035cm" draw:stroke-linejoin="miter" draw:fill="solid" draw:fill-color="#000000"/>
    </style:style>
    <style:style style:name="gr12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0000" draw:fill-image-width="0cm" draw:fill-image-height="0cm" style:repeat="repeat" draw:textarea-horizontal-align="center" draw:textarea-vertical-align="middle" draw:auto-grow-height="false" draw:fit-to-size="false" fo:min-height="2.941cm" fo:min-width="0.001cm" fo:padding-top="0.13cm" fo:padding-bottom="0.13cm" fo:padding-left="0.25cm" fo:padding-right="0.25cm" fo:wrap-option="wrap" draw:shadow="hidden" draw:shadow-offset-x="0.3cm" draw:shadow-offset-y="0.3cm" draw:shadow-color="#868686" draw:shadow-opacity="100%"/>
    </style:style>
    <style:style style:name="gr13" style:family="graphic" style:parent-style-name="Objeto_20_sin_20_relleno_20_ni_20_línea">
      <style:graphic-properties draw:stroke="solid" svg:stroke-width="0.02cm" svg:stroke-color="#000000" draw:marker-start-width="0.26cm" draw:marker-end-width="0.26cm" draw:fill="none" draw:textarea-vertical-align="middle" draw:color-mode="standard" draw:luminance="0%" draw:contrast="0%" draw:gamma="100%" draw:red="0%" draw:green="0%" draw:blue="0%" fo:clip="rect(2.521cm, 25.931cm, 13.474cm, 6.7cm)" draw:image-opacity="100%" style:mirror="none"/>
    </style:style>
    <style:style style:name="gr14" style:family="graphic" style:parent-style-name="standard">
      <style:graphic-properties draw:stroke="solid" svg:stroke-width="0.02cm" svg:stroke-color="#000000" draw:marker-start-width="0.26cm" draw:marker-end-width="0.26cm" draw:textarea-horizontal-align="justify" draw:textarea-vertical-align="middle" draw:auto-grow-height="false" fo:min-height="0.03cm" fo:min-width="0cm" fo:padding-top="0.135cm" fo:padding-bottom="0.135cm" fo:padding-left="0.26cm" fo:padding-right="0.26cm"/>
    </style:style>
    <style:style style:name="gr15" style:family="graphic" style:parent-style-name="standard">
      <style:graphic-properties draw:stroke="solid" svg:stroke-width="0.02cm" svg:stroke-color="#000000" draw:marker-start-width="0.26cm" draw:marker-end-width="0.26cm" draw:textarea-horizontal-align="justify" draw:textarea-vertical-align="middle" draw:auto-grow-height="false" fo:min-height="0.031cm" fo:min-width="0cm" fo:padding-top="0.135cm" fo:padding-bottom="0.135cm" fo:padding-left="0.26cm" fo:padding-right="0.26cm"/>
    </style:style>
    <style:style style:name="gr16" style:family="graphic" style:parent-style-name="standard">
      <style:graphic-properties svg:stroke-width="0.08cm" svg:stroke-color="#ff0000" draw:marker-start-width="0.44cm" draw:marker-end-width="0.44cm" draw:fill="none" draw:textarea-horizontal-align="justify" draw:textarea-vertical-align="middle" draw:auto-grow-height="false" fo:min-height="3.61cm" fo:min-width="2.434cm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28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5" style:family="paragraph">
      <loext:graphic-properties draw:fill="solid" draw:fill-color="#ff0000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Liberation Sans1" style:font-name-asian="Liberation Sans1" style:font-name-complex="Liberation Sans1"/>
    </style:style>
    <style:style style:name="T4" style:family="text">
      <style:text-properties style:font-name="Liberation Sans" style:font-name-asian="Liberation Sans1" style:font-name-complex="Liberation Sans1"/>
    </style:style>
    <style:style style:name="T5" style:family="text">
      <style:text-properties style:font-name="Liberation Sans" fo:font-style="italic" style:font-name-asian="Liberation Sans1" style:font-style-asian="italic" style:font-name-complex="Liberation Sans1" style:font-style-complex="italic"/>
    </style:style>
    <style:style style:name="T6" style:family="text">
      <style:text-properties style:text-position="-33% 58%" style:font-name="Liberation Sans" fo:font-style="italic" style:font-name-asian="Liberation Sans1" style:font-style-asian="italic" style:font-name-complex="Liberation Sans1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4.599cm" svg:height="4.124cm" draw:transform="rotate (1.5707963267949) translate (1cm 10.562cm)">
          <draw:image xlink:href="Pictures/100000000000056C0000040EA594E47592AD7C38.jpg" xlink:type="simple" xlink:show="embed" xlink:actuate="onLoad">
            <text:p/>
          </draw:image>
        </draw:frame>
        <draw:frame draw:style-name="gr2" draw:text-style-name="P1" draw:layer="layout" svg:width="2.699cm" svg:height="3.699cm" svg:x="7.124cm" svg:y="7.362cm">
          <draw:image xlink:href="Pictures/1000000000000603000003350053718B26B6DA6A.jpg" xlink:type="simple" xlink:show="embed" xlink:actuate="onLoad">
            <text:p/>
          </draw:image>
        </draw:frame>
        <draw:frame draw:style-name="gr3" draw:text-style-name="P1" draw:layer="layout" svg:width="2.699cm" svg:height="3.699cm" svg:x="9.924cm" svg:y="7.363cm">
          <draw:image xlink:href="Pictures/1000000000000603000003356320BA24C309BC47.jpg" xlink:type="simple" xlink:show="embed" xlink:actuate="onLoad">
            <text:p/>
          </draw:image>
        </draw:frame>
        <draw:custom-shape draw:style-name="gr4" draw:text-style-name="P1" draw:layer="layout" svg:width="5.9cm" svg:height="4.1cm" svg:x="6.924cm" svg:y="7.162cm">
          <text:p/>
          <draw:enhanced-geometry svg:viewBox="0 0 21600 21600" draw:path-stretchpoint-x="10800" draw:path-stretchpoint-y="10800" draw:text-areas="?f3 ?f4 ?f5 ?f6" draw:type="round-rectangle" draw:modifiers="1865.866826634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4.599cm" svg:height="4.124cm" draw:transform="rotate (1.5707963267949) translate (1.2cm 10.761cm)">
          <draw:image xlink:href="Pictures/100000000000056C0000040EA594E47592AD7C38.jpg" xlink:type="simple" xlink:show="embed" xlink:actuate="onLoad">
            <text:p/>
          </draw:image>
        </draw:frame>
        <draw:frame draw:style-name="gr1" draw:text-style-name="P1" draw:layer="layout" svg:width="4.599cm" svg:height="4.124cm" draw:transform="rotate (1.5707963267949) translate (1.4cm 10.961cm)">
          <draw:image xlink:href="Pictures/100000000000056C0000040EA594E47592AD7C38.jpg" xlink:type="simple" xlink:show="embed" xlink:actuate="onLoad">
            <text:p/>
          </draw:image>
        </draw:frame>
        <draw:frame draw:style-name="gr1" draw:text-style-name="P1" draw:layer="layout" svg:width="4.599cm" svg:height="4.124cm" draw:transform="rotate (1.5707963267949) translate (1.924cm 11.461cm)">
          <draw:image xlink:href="Pictures/100000000000056C0000040EA594E47592AD7C38.jpg" xlink:type="simple" xlink:show="embed" xlink:actuate="onLoad">
            <text:p/>
          </draw:image>
        </draw:frame>
        <draw:line draw:style-name="gr5" draw:text-style-name="P1" draw:layer="layout" svg:x1="1.524cm" svg:y1="6.462cm" svg:x2="1.815cm" svg:y2="6.753cm">
          <text:p/>
        </draw:line>
        <draw:line draw:style-name="gr5" draw:text-style-name="P1" draw:layer="layout" svg:x1="5.625cm" svg:y1="6.463cm" svg:x2="5.916cm" svg:y2="6.754cm">
          <text:p/>
        </draw:line>
        <draw:line draw:style-name="gr5" draw:text-style-name="P1" draw:layer="layout" svg:x1="1.525cm" svg:y1="11.063cm" svg:x2="1.816cm" svg:y2="11.354cm">
          <text:p/>
        </draw:line>
        <draw:frame draw:style-name="gr6" draw:text-style-name="P1" draw:layer="layout" svg:width="4.086cm" svg:height="4.6cm" svg:x="2.124cm" svg:y="7.062cm">
          <draw:image xlink:href="Pictures/100000000000060300000335507F6B9FE28D4859.jpg" xlink:type="simple" xlink:show="embed" xlink:actuate="onLoad">
            <text:p/>
          </draw:image>
        </draw:frame>
        <draw:custom-shape draw:style-name="gr7" draw:text-style-name="P1" draw:layer="layout" svg:width="3.09cm" svg:height="1.048cm" draw:transform="rotate (0.924500904781396) translate (2.824cm 11.2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1" draw:layer="layout" svg:width="1.675cm" svg:height="0.994cm" draw:transform="skewX (-0.185703032412197) rotate (2.86460890129829) translate (6.83627674600146cm 9.7203565618887cm)" svg:viewBox="0 0 1676 995" svg:d="M1676 0c-142 362-413 605-576 748-332 216-794 313-1100 198">
          <text:p/>
        </draw:path>
        <draw:line draw:style-name="gr9" draw:text-style-name="P1" draw:layer="layout" svg:x1="12.824cm" svg:y1="9.262cm" svg:x2="13.824cm" svg:y2="9.262cm">
          <text:p/>
        </draw:line>
        <draw:g>
          <draw:g>
            <svg:title>TexMaths</svg:title>
            <svg:desc>12§display§N_{ch} = \frac{P^2}{4\pi A}</svg:desc>
            <draw:polygon draw:style-name="gr10" draw:text-style-name="P2" draw:layer="layout" svg:width="2.775cm" svg:height="1.211cm" svg:x="18.544cm" svg:y="9.432cm" svg:viewBox="0 0 2776 1212" draw:points="1388,1212 0,1212 0,0 2776,0 2776,1212">
              <text:p/>
            </draw:polygon>
            <draw:path draw:style-name="gr11" draw:text-style-name="P3" draw:layer="layout" svg:width="0.469cm" svg:height="0.38cm" svg:x="18.566cm" svg:y="9.881cm" svg:viewBox="0 0 470 381" svg:d="M400 59c5-23 16-40 61-42 3 0 9 0 9-11 0 0 0-6-8-6-17 0-38 2-55 2-19 0-40-2-57-2-3 0-11 0-11 11 0 6 6 6 11 6 31 0 38 13 38 24 0 3-2 11-2 13l-63 248-124-291c-4-11-4-11-17-11h-74c-11 0-18 0-18 11 0 6 7 6 16 6 3 0 38 0 38 5l-74 301c-5 22-15 39-61 41-3 0-9 0-9 11 0 5 3 6 8 6 17 0 36-1 55-1s40 1 57 1c3 0 11 0 11-11 0-6-6-6-12-6-32-2-37-13-37-24 0-4 2-8 3-14l73-294c3 3 3 4 5 9l139 329c5 10 7 11 11 11 7 0 7-1 8-11z">
              <text:p/>
            </draw:path>
            <draw:path draw:style-name="gr11" draw:text-style-name="P3" draw:layer="layout" svg:width="0.17cm" svg:height="0.176cm" svg:x="19.016cm" svg:y="10.173cm" svg:viewBox="0 0 171 177" svg:d="M147 22c-14 3-19 14-19 22 0 11 8 15 14 15 10 0 24-5 24-24 0-27-31-35-52-35-59 0-114 54-114 109 0 33 24 68 73 68 66 0 98-39 98-44 0-3-5-6-8-6-2 0-3 0-6 3-30 36-76 36-84 36-27 0-40-19-40-44 0-11 5-54 26-81 14-19 34-30 55-30 5 0 24 0 33 11z">
              <text:p/>
            </draw:path>
            <draw:path draw:style-name="gr11" draw:text-style-name="P3" draw:layer="layout" svg:width="0.213cm" svg:height="0.274cm" svg:x="19.218cm" svg:y="10.074cm" svg:viewBox="0 0 214 275" svg:d="M93 11c0 0 2-5 2-6 0-2-2-5-6-5-8 0-42 3-51 3-3 2-8 2-8 10 0 6 5 6 10 6 19 0 19 2 19 5s0 6-2 9l-55 222c-2 6-2 8-2 8 0 6 5 12 13 12 4 0 12-1 17-9 0-3 5-17 6-25l10-35c0-7 5-21 5-27 4-14 4-14 12-27 13-19 32-41 64-41 20 0 22 17 22 27 0 23-16 66-22 84-5 9-7 14-7 20 0 21 18 33 37 33 39 0 57-53 57-60 0-4-5-4-7-4-4 0-6 3-8 6-8 32-25 47-41 47-8 0-9-4-9-12 0-10 1-15 9-32 5-13 21-54 21-76 0-6 0-24-14-35-8-5-19-9-37-9-30 0-50 16-65 31z">
              <text:p/>
            </draw:path>
            <draw:path draw:style-name="gr11" draw:text-style-name="P3" draw:layer="layout" svg:width="0.371cm" svg:height="0.13cm" svg:x="19.663cm" svg:y="10.057cm" svg:viewBox="0 0 372 131" svg:d="M353 22c8 0 19 0 19-11s-11-11-19-11h-334c-8 0-19 0-19 11s11 11 19 11zM353 131c8 0 19 0 19-11s-11-11-19-11h-334c-8 0-19 0-19 11s11 11 19 11z">
              <text:p/>
            </draw:path>
            <draw:path draw:style-name="gr11" draw:text-style-name="P3" draw:layer="layout" svg:width="0.398cm" svg:height="0.38cm" svg:x="20.483cm" svg:y="9.505cm" svg:viewBox="0 0 399 381" svg:d="M147 206h95c79 0 157-59 157-122 0-43-37-84-111-84h-180c-11 0-16 0-16 11 0 6 5 6 16 6 6 0 17 0 23 2 10 0 13 2 13 8 0 3-2 5-3 11l-75 301c-6 20-6 25-50 25-10 0-16 0-16 11 0 6 6 6 8 6 16 0 55-1 71-1 13 0 24 0 37 0 11 0 23 1 36 1 3 0 11 0 11-11 0-6-5-6-16-6-20 0-36 0-36-9 0-4 1-7 1-10zM187 38c4-19 6-21 30-21h54c46 0 76 15 76 54 0 22-11 70-34 90-27 26-61 29-85 29h-79z">
              <text:p/>
            </draw:path>
            <draw:path draw:style-name="gr11" draw:text-style-name="P3" draw:layer="layout" svg:width="0.173cm" svg:height="0.259cm" svg:x="20.92cm" svg:y="9.424cm" svg:viewBox="0 0 174 260" svg:d="M174 188h-14c0 10-5 32-10 37-3 1-33 1-39 1h-71c41-36 53-47 77-65 30-23 57-47 57-85 0-48-43-76-92-76s-82 35-82 70c0 20 17 22 21 22 9 0 20-7 20-21 0-6-1-20-22-20 11-29 38-37 57-37 40 0 60 30 60 62 0 35-25 62-38 76l-95 93c-3 4-3 4-3 15h161z">
              <text:p/>
            </draw:path>
            <draw:polygon draw:style-name="gr11" draw:text-style-name="P3" draw:layer="layout" svg:width="1.032cm" svg:height="0.023cm" svg:x="20.286cm" svg:y="10.111cm" svg:viewBox="0 0 1033 24" draw:points="518,24 0,24 0,0 1033,0 1033,24">
              <text:p/>
            </draw:polygon>
            <draw:path draw:style-name="gr11" draw:text-style-name="P3" draw:layer="layout" svg:width="0.247cm" svg:height="0.377cm" svg:x="20.302cm" svg:y="10.266cm" svg:viewBox="0 0 248 378" svg:d="M149 286v48c0 21-2 27-43 27h-11v17c22-1 52-1 76-1 22 0 52 0 76 1v-17h-13c-41 0-43-6-43-27v-48h57v-17h-57v-255c0-11 0-14-7-14s-8 0-11 6l-173 263v17zM152 269h-136l136-209z">
              <text:p/>
            </draw:path>
            <draw:path draw:style-name="gr11" draw:text-style-name="P3" draw:layer="layout" svg:width="0.301cm" svg:height="0.246cm" svg:x="20.579cm" svg:y="10.402cm" svg:viewBox="0 0 302 247" svg:d="M133 33h63c-19 83-23 106-23 144 0 8 0 24 4 43 7 24 11 27 21 27 11 0 22-10 22-21 0-3 0-4-3-12-16-40-16-76-16-92 0-30 3-60 9-89h64c8 0 28 0 28-20 0-13-12-13-22-13h-188c-11 0-33 0-57 27-21 20-35 47-35 49s0 6 6 6c5 0 7-1 10-6 27-43 60-43 71-43h32c-18 67-48 135-72 185-4 10-4 10-4 15 0 11 9 14 16 14 17 0 22-16 28-36 8-26 8-27 14-54z">
              <text:p/>
            </draw:path>
            <draw:path draw:style-name="gr11" draw:text-style-name="P3" draw:layer="layout" svg:width="0.382cm" svg:height="0.399cm" svg:x="20.921cm" svg:y="10.244cm" svg:viewBox="0 0 383 400" svg:d="M81 336c-22 38-45 45-70 47-6 0-11 0-11 11 0 3 3 6 8 6 14 0 32-1 47-1 19 0 38 1 56 1 3 0 11 0 11-11 0-6-5-6-10-6-12-2-25-6-25-21 0-6 3-12 8-20l41-71h141c2 12 9 88 9 93 0 17-30 19-41 19-8 0-12 0-12 11 0 6 6 6 8 6 22 0 45-1 69-1 14 0 49 1 63 1 4 0 10 0 10-11 0-6-5-6-13-6-34 0-34-5-36-21l-33-349c-2-11-2-13-11-13-10 0-11 3-15 9zM147 253l111-183 17 183z">
              <text:p/>
            </draw:path>
          </draw:g>
          <draw:g>
            <svg:title>TexMaths</svg:title>
            <svg:desc>12§display§a = 2 \frac{A}{P}</svg:desc>
            <draw:polygon draw:style-name="gr10" draw:text-style-name="P2" draw:layer="layout" svg:width="1.816cm" svg:height="1.138cm" svg:x="19.203cm" svg:y="7.989cm" svg:viewBox="0 0 1817 1139" draw:points="909,1139 0,1139 0,0 1817,0 1817,1139">
              <text:p/>
            </draw:polygon>
            <draw:path draw:style-name="gr11" draw:text-style-name="P3" draw:layer="layout" svg:width="0.255cm" svg:height="0.252cm" svg:x="19.226cm" svg:y="8.5cm" svg:viewBox="0 0 256 253" svg:d="M187 36c-11-20-27-36-52-36-65 0-135 82-135 165 0 52 30 88 74 88 11 0 40-1 73-41 5 24 24 41 51 41 20 0 33-13 41-30 10-20 17-55 17-55 0-7-4-7-6-7-6 0-6 4-8 11-9 37-20 68-43 68-15 0-17-14-17-25 0-12 2-16 8-41 6-24 6-28 13-51l19-77c4-16 4-18 4-19 0-10-6-16-15-16-15 0-23 13-24 25zM150 180c-3 11-3 11-11 21-25 32-47 39-63 39-29 0-36-30-36-52 0-27 17-96 31-122 18-33 41-53 65-53 37 0 44 46 44 49s-1 6-3 9z">
              <text:p/>
            </draw:path>
            <draw:path draw:style-name="gr11" draw:text-style-name="P3" draw:layer="layout" svg:width="0.371cm" svg:height="0.13cm" svg:x="19.683cm" svg:y="8.542cm" svg:viewBox="0 0 372 131" svg:d="M353 22c8 0 19 0 19-11s-11-11-19-11h-334c-8 0-19 0-19 11s11 11 19 11zM353 131c8 0 19 0 19-11s-11-11-19-11h-334c-8 0-19 0-19 11s11 11 19 11z">
              <text:p/>
            </draw:path>
            <draw:path draw:style-name="gr11" draw:text-style-name="P3" draw:layer="layout" svg:width="0.222cm" svg:height="0.371cm" svg:x="20.267cm" svg:y="8.375cm" svg:viewBox="0 0 223 372" svg:d="M43 329l60-57c87-77 120-107 120-164 0-64-50-108-119-108-63 0-104 51-104 101 0 32 28 32 30 32 10 0 29-8 29-30 0-14-10-29-31-29-3 0-4 0-6 0 13-36 43-57 76-57 51 0 75 46 75 91s-29 90-59 123l-108 120c-6 7-6 8-6 21h207l16-97h-14c-2 16-6 41-11 49-5 5-41 5-54 5z">
              <text:p/>
            </draw:path>
            <draw:path draw:style-name="gr11" draw:text-style-name="P3" draw:layer="layout" svg:width="0.382cm" svg:height="0.399cm" svg:x="20.612cm" svg:y="7.972cm" svg:viewBox="0 0 383 400" svg:d="M81 335c-22 38-45 46-70 48-6 0-11 0-11 11 0 3 3 6 8 6 14 0 32-1 47-1 19 0 38 1 56 1 3 0 11 0 11-11 0-6-5-6-10-6-12-2-25-6-25-21 0-6 3-12 8-20l41-71h141c2 12 10 88 10 93 0 17-31 19-42 19-8 0-12 0-12 11 0 6 6 6 8 6 22 0 46-1 69-1 14 0 49 1 64 1 3 0 9 0 9-11 0-6-5-6-13-6-34 0-34-5-36-21l-33-349c-2-11-2-13-11-13-10 0-11 3-15 9zM147 253l111-183 17 183z">
              <text:p/>
            </draw:path>
            <draw:polygon draw:style-name="gr11" draw:text-style-name="P3" draw:layer="layout" svg:width="0.434cm" svg:height="0.023cm" svg:x="20.584cm" svg:y="8.595cm" svg:viewBox="0 0 435 24" draw:points="218,24 0,24 0,0 435,0 435,24">
              <text:p/>
            </draw:polygon>
            <draw:path draw:style-name="gr11" draw:text-style-name="P3" draw:layer="layout" svg:width="0.398cm" svg:height="0.38cm" svg:x="20.606cm" svg:y="8.747cm" svg:viewBox="0 0 399 381" svg:d="M147 206h95c79 0 157-59 157-122 0-43-37-84-111-84h-180c-11 0-16 0-16 11 0 6 5 6 16 6 6 0 17 0 23 2 10 0 13 2 13 8 0 3-2 5-3 11l-75 301c-6 20-6 25-50 25-10 0-16 0-16 11 0 6 6 6 8 6 16 0 55-1 71-1 13 0 24 0 37 0 11 0 23 1 36 1 3 0 11 0 11-11 0-6-5-6-16-6-20 0-36 0-36-10 0-3 1-6 1-9zM187 38c5-19 6-21 30-21h54c46 0 76 15 76 54 0 22-11 70-34 90-26 26-61 29-85 29h-79z">
              <text:p/>
            </draw:path>
          </draw:g>
        </draw:g>
        <draw:custom-shape draw:style-name="gr12" draw:text-style-name="P5" draw:layer="layout" svg:width="0.5cm" svg:height="3.2cm" svg:x="18.044cm" svg:y="7.672cm">
          <text:p text:style-name="P4"><text:span text:style-name="T1">{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g>
          <draw:frame draw:style-name="gr13" draw:text-style-name="P1" draw:layer="layout" svg:width="3.7cm" svg:height="2.7cm" draw:transform="rotate (1.5707963267949) translate (14.087cm 11.102cm)">
            <draw:image xlink:href="Pictures/1000000000000603000003356320BA24C309BC47.jpg" xlink:type="simple" xlink:show="embed" xlink:actuate="onLoad">
              <text:p/>
            </draw:image>
          </draw:frame>
          <draw:g>
            <draw:custom-shape draw:style-name="gr14" draw:text-style-name="P6" draw:layer="layout" svg:width="0.392cm" svg:height="0.396cm" svg:x="14.127cm" svg:y="10.6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392cm" svg:height="0.396cm" svg:x="14.396cm" svg:y="10.3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392cm" svg:height="0.396cm" svg:x="14.669cm" svg:y="10.0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393cm" svg:height="0.396cm" svg:x="14.951cm" svg:y="9.7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392cm" svg:height="0.396cm" svg:x="15.227cm" svg:y="9.4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6" draw:layer="layout" svg:width="0.392cm" svg:height="0.395cm" svg:x="15.478cm" svg:y="9.1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393cm" svg:height="0.396cm" svg:x="15.721cm" svg:y="8.8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393cm" svg:height="0.396cm" svg:x="15.934cm" svg:y="8.5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393cm" svg:height="0.396cm" svg:x="16.135cm" svg:y="8.1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393cm" svg:height="0.396cm" svg:x="16.305cm" svg:y="7.84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392cm" svg:height="0.396cm" svg:x="16.388cm" svg:y="7.4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9" draw:text-style-name="P1" draw:layer="layout" svg:x1="17.031cm" svg:y1="9.266cm" svg:x2="18.031cm" svg:y2="9.266cm">
          <text:p/>
        </draw:line>
        <draw:custom-shape draw:style-name="gr16" draw:text-style-name="P1" draw:layer="layout" svg:width="3.174cm" svg:height="4.1cm" svg:x="13.832cm" svg:y="7.2cm">
          <text:p/>
          <draw:enhanced-geometry svg:viewBox="0 0 21600 21600" draw:path-stretchpoint-x="10800" draw:path-stretchpoint-y="10800" draw:text-areas="?f3 ?f4 ?f5 ?f6" draw:type="round-rectangle" draw:modifiers="1865.866826634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7" draw:layer="layout" svg:width="5.078cm" svg:height="0.962cm" svg:x="1.231cm" svg:y="12.197cm">
          <draw:text-box>
            <text:p>Image collection</text:p>
          </draw:text-box>
        </draw:frame>
        <draw:frame draw:style-name="gr18" draw:text-style-name="P8" draw:layer="layout" svg:width="7.023cm" svg:height="2.384cm" svg:x="6.482cm" svg:y="11.529cm">
          <draw:text-box>
            <text:p text:style-name="P6">Blob analysis </text:p>
            <text:p text:style-name="P6">(determination of <text:span text:style-name="T2">area, A, and perimeter, P)</text:span></text:p>
          </draw:text-box>
        </draw:frame>
        <draw:frame draw:style-name="gr18" draw:text-style-name="P8" draw:layer="layout" svg:width="7.023cm" svg:height="3.247cm" svg:x="14.077cm" svg:y="11.502cm">
          <draw:text-box>
            <text:p text:style-name="P6">Shape modelling</text:p>
            <text:p text:style-name="P6">(each blob <text:span text:style-name="T3">≈</text:span><text:span text:style-name="T4"> chain of identical </text:span><text:span text:style-name="T5">N</text:span><text:span text:style-name="T6">ch</text:span><text:span text:style-name="T5"> </text:span><text:span text:style-name="T4">spheres of radius </text:span><text:span text:style-name="T5">a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8-08T14:08:26.872238817</dc:date>
    <meta:editing-duration>PT1H10M48S</meta:editing-duration>
    <meta:editing-cycles>2</meta:editing-cycles>
    <meta:generator>LibreOffice/5.1.5.2$Linux_X86_64 LibreOffice_project/10m0$Build-2</meta:generator>
    <meta:document-statistic meta:object-count="55"/>
  </office:meta>
</office:document-meta>
</file>